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automatic-styles>
    <style:style style:name="co6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925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bold" style:font-size-asian="12pt" style:font-style-asian="normal" style:font-weight-asian="bold" style:font-name-complex="Palatino Linotype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Leetcode Pbm Titl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Time Complexity</text:p>
          </table:table-cell>
          <table:table-cell table:style-name="ce5" office:value-type="string" calcext:value-type="string">
            <text:p>Optimised Time Complexity</text:p>
          </table:table-cell>
          <table:table-cell table:style-name="ce8" office:value-type="string" calcext:value-type="string">
            <text:p>Technique Used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ove Element</text:p>
          </table:table-cell>
          <table:table-cell table:style-name="ce2" office:value-type="string" calcext:value-type="string">
            <text:p>Easy</text:p>
          </table:table-cell>
          <table:table-cell table:style-name="ce6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5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rge sorted Array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oman to Integer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Mathematical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d the Index of a first occurrence of a string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7" office:value-type="string" calcext:value-type="string">
            <text:p>O(n+m)</text:p>
          </table:table-cell>
          <table:table-cell table:style-name="ce7" office:value-type="string" calcext:value-type="string">
            <text:p>KMP Algorithm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lid Palindrome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Valid Anagra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parenthesi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mmetric Tre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th Su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st Time to Buy and Sell Stock I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p Game 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s S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oup Anagram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verse Linked List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move Nth node from the end of a linked list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owest Common Ancesto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mplement Tri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ombination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struct Quad Tre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arch in a Rotated Sorted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th Largest in an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ongest Increasing Sub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est Time to buy and sellstock IV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apping rain water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edian of Two Sorted array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 Queens 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gg Dropp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nimum Estimated Time</text:p>
          </table:table-cell>
          <table:table-cell table:style-name="ce4" office:value-type="string" calcext:value-type="string">
            <text:p>25 Days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aximum Estimated Time</text:p>
          </table:table-cell>
          <table:table-cell table:style-name="ce4" office:value-type="string" calcext:value-type="string">
            <text:p>50 Day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Ideal Problem Solving </text:p>
          </table:table-cell>
          <table:table-cell table:style-name="ce4" office:value-type="string" calcext:value-type="string">
            <text:p>2 per day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Intense Problem solving </text:p>
          </table:table-cell>
          <table:table-cell table:style-name="ce4" office:value-type="string" calcext:value-type="string">
            <text:p>3 per day</text:p>
          </table:table-cell>
          <table:table-cell table:number-columns-repeated="1021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7:38:50.475517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04:08</meta:creation-date>
    <meta:initial-creator>Dinesh AP_CSE_CIT</meta:initial-creator>
    <meta:generator>LibreOffice/24.8.5.2$Linux_X86_64 LibreOffice_project/27b361b745d0ea8f99bc93dfcb7a39098dfa5fff</meta:generator>
    <dc:date>2025-03-15T17:54:04.522755488</dc:date>
    <meta:editing-duration>PT2H36M1S</meta:editing-duration>
    <meta:editing-cycles>6</meta:editing-cycles>
    <meta:document-statistic meta:table-count="2" meta:cell-count="179" meta:object-count="0"/>
  </office:meta>
</office:document-meta>
</file>